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s for Thought</text:p>
      <text:p text:style-name="Standard"/>
      <text:p text:style-name="Standard">1. <text:s/>List some reasons why people think that it doesn't matter what you believe as long as you are sincere.</text:p>
      <text:p text:style-name="Standard"/>
      <text:p text:style-name="Standard">a.<text:tab/><text:tab/><text:tab/><text:tab/><text:tab/><text:tab/><text:tab/>c.</text:p>
      <text:p text:style-name="Standard"/>
      <text:p text:style-name="Standard"/>
      <text:p text:style-name="Standard">b.<text:tab/><text:tab/><text:tab/><text:tab/><text:tab/><text:tab/><text:tab/>d.</text:p>
      <text:p text:style-name="Standard"/>
      <text:p text:style-name="Standard"/>
      <text:p text:style-name="Standard">2. <text:s/>Contrast what the prophets believe. <text:s/>Are they really the same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<text:s/>What is the impetus for right action?</text:p>
      <text:p text:style-name="Standard"/>
      <text:p text:style-name="Standard"/>
      <text:p text:style-name="Standard"/>
      <text:p text:style-name="Standard">4. <text:s/>Is sincerity alone sufficient for believing something is true?</text:p>
      <text:p text:style-name="Standard"/>
      <text:p text:style-name="Standard"/>
      <text:p text:style-name="Standard"/>
      <text:p text:style-name="Standard"/>
      <text:p text:style-name="Standard">Questions for Thought</text:p>
      <text:p text:style-name="Standard"/>
      <text:p text:style-name="Standard">1. <text:s/>List some reasons why people think that it doesn't matter what you believe as long as you are sincere.</text:p>
      <text:p text:style-name="Standard"/>
      <text:p text:style-name="Standard">a.<text:tab/><text:tab/><text:tab/><text:tab/><text:tab/><text:tab/><text:tab/>c.</text:p>
      <text:p text:style-name="Standard"/>
      <text:p text:style-name="Standard"/>
      <text:p text:style-name="Standard">b.<text:tab/><text:tab/><text:tab/><text:tab/><text:tab/><text:tab/><text:tab/>d.</text:p>
      <text:p text:style-name="Standard"/>
      <text:p text:style-name="Standard"/>
      <text:p text:style-name="Standard">2. <text:s/>Contrast what the prophets believe. <text:s/>Are they really the same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<text:s/>What is the impetus for right action?</text:p>
      <text:p text:style-name="Standard"/>
      <text:p text:style-name="Standard"/>
      <text:p text:style-name="Standard"/>
      <text:p text:style-name="Standard">4. <text:s/>Is sincerity alone sufficient for believing something is tru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272in" fo:margin-bottom="0.5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3T16:18:39</meta:creation-date>
    <dc:date>2009-06-14T16:01:30</dc:date>
    <meta:editing-duration>PT00H11M07S</meta:editing-duration>
    <meta:editing-cycles>3</meta:editing-cycles>
    <meta:generator>OpenOffice.org/3.0$Unix OpenOffice.org_project/300m15$Build-9379</meta:generator>
    <meta:document-statistic meta:table-count="0" meta:image-count="0" meta:object-count="0" meta:page-count="1" meta:paragraph-count="14" meta:word-count="112" meta:character-count="644"/>
  </office:meta>
</office:document-meta>
</file>